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QueryNod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ctQuery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QueryNode.ExactQueryNode( QueryNode parent , Name property , Nam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ctQueryNode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QueryNode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